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Standard">
      <style:table-properties style:width="20.098cm" fo:margin-left="-0.191cm" fo:margin-top="0cm" fo:margin-bottom="0cm" style:page-number="auto" table:align="left" style:writing-mode="lr-tb"/>
    </style:style>
    <style:style style:name="Tableau1.A" style:family="table-column">
      <style:table-column-properties style:column-width="6.094cm"/>
    </style:style>
    <style:style style:name="Tableau1.B" style:family="table-column">
      <style:table-column-properties style:column-width="3.953cm"/>
    </style:style>
    <style:style style:name="Tableau1.1" style:family="table-row">
      <style:table-row-properties style:min-row-height="3cm" style:keep-together="true" fo:keep-together="auto"/>
    </style:style>
    <style:style style:name="Tableau1.A1" style:family="table-cell">
      <style:table-cell-properties fo:padding-left="0.191cm" fo:padding-right="0.191cm" fo:padding-top="0cm" fo:padding-bottom="0cm" fo:border="0.018cm solid #00000a"/>
    </style:style>
    <style:style style:name="Tableau1.2" style:family="table-row">
      <style:table-row-properties style:keep-together="true" fo:keep-together="auto"/>
    </style:style>
    <style:style style:name="P1" style:family="paragraph" style:parent-style-name="Standard">
      <style:paragraph-properties fo:margin-top="0cm" fo:margin-bottom="0cm" fo:line-height="100%"/>
    </style:style>
    <style:style style:name="P2" style:family="paragraph" style:parent-style-name="Standard">
      <style:paragraph-properties fo:margin-top="0cm" fo:margin-bottom="0cm" style:line-height-at-least="0.503cm"/>
      <style:text-properties fo:color="#000000" style:font-name="Consolas" fo:font-size="10.5pt" fo:font-weight="normal" fo:background-color="#fffffe"/>
    </style:style>
    <style:style style:name="P3" style:family="paragraph" style:parent-style-name="Standard">
      <style:paragraph-properties fo:margin-top="0cm" fo:margin-bottom="0cm" fo:line-height="100%"/>
      <style:text-properties fo:color="#000000" style:font-name="Consolas" fo:font-size="10.5pt" fo:font-weight="normal" fo:background-color="#fffffe"/>
    </style:style>
    <style:style style:name="P4" style:family="paragraph" style:parent-style-name="Standard">
      <style:paragraph-properties fo:margin-top="0cm" fo:margin-bottom="0cm" style:line-height-at-least="0.503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1">TOPIC/TITLE</text:p>
            <text:p text:style-name="P1"/>
            <text:p text:style-name="P1"/>
            <text:p text:style-name="P1"><text:bookmark text:name="Bookmark"/>Fibonacci</text:p>
            <text:p text:style-name="P1"/>
            <text:p text:style-name="P1"/>
          </table:table-cell>
          <table:covered-table-cell/>
        </table:table-row>
        <table:table-row table:style-name="Tableau1.2">
          <table:table-cell table:style-name="Tableau1.A1" table:number-rows-spanned="35" office:value-type="string">
            <text:p text:style-name="P1">Keywords/Questions</text:p>
            <text:p text:style-name="P1"/>
            <text:p text:style-name="P1"/>
            <text:p text:style-name="P1"/>
            <text:p text:style-name="P1"/>
            <text:p text:style-name="P1"/>
          </table:table-cell>
          <table:table-cell table:style-name="Tableau1.A1" office:value-type="string">
            <text:p text:style-name="P1">Notes : </text:p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>A fibonacci suite is a suite of number where every number is th sum of the two previous ones.</text:p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>First create a flowchart on draw.io</text:p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3">function fibonacciGenerator (n) {</text:p>
            <text:p text:style-name="P4"/>
            <text:p text:style-name="P2">var output = [];</text:p>
            <text:p text:style-name="P4"/>
            <text:p text:style-name="P2">if (n===1) {</text:p>
            <text:p text:style-name="P2">output=[0];</text:p>
            <text:p text:style-name="P2">}</text:p>
            <text:p text:style-name="P2">else if (n===2) {</text:p>
            <text:p text:style-name="P2">output=[0,1];</text:p>
            <text:p text:style-name="P2">}</text:p>
            <text:p text:style-name="P2">else {</text:p>
            <text:p text:style-name="P2">output=[0,1];</text:p>
            <text:p text:style-name="P2">for(var i = 2;i&lt;n;i++){</text:p>
            <text:p text:style-name="P2">output.push(output[output.length-2]+output[output.length-1]);</text:p>
            <text:p text:style-name="P2">}</text:p>
            <text:p text:style-name="P2">}</text:p>
            <text:p text:style-name="P2">return output;</text:p>
            <text:p text:style-name="P2">}</text:p>
            <text:p text:style-name="P2">output = fibonacciGenerator (5);</text:p>
            <text:p text:style-name="P2">console.log(output)</text:p>
            <text:p text:style-name="P2"/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table:number-columns-spanned="2" office:value-type="string">
            <text:p text:style-name="P1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01cm" fo:margin-bottom="0.439cm" fo:margin-left="0.42cm" fo:margin-right="0.43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ULLEC, Alexandre</meta:initial-creator>
    <meta:editing-cycles>5</meta:editing-cycles>
    <meta:creation-date>2020-08-07T07:41:00</meta:creation-date>
    <dc:date>2020-09-01T23:06:00.45</dc:date>
    <meta:editing-duration>PT1H21M7S</meta:editing-duration>
    <meta:generator>OpenOffice/4.1.7$Win32 OpenOffice.org_project/417m1$Build-9800</meta:generator>
    <meta:document-statistic meta:table-count="1" meta:image-count="0" meta:object-count="0" meta:page-count="2" meta:paragraph-count="24" meta:word-count="67" meta:character-count="449"/>
    <meta:user-defined meta:name="AppVersion">16.0000</meta:user-defined>
    <meta:user-defined meta:name="Company">Transdev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